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5ce6c" officeooo:paragraph-rsid="0015ce6c"/>
    </style:style>
    <style:style style:name="P2" style:family="paragraph" style:parent-style-name="Standard">
      <style:text-properties officeooo:rsid="0017c5e3" officeooo:paragraph-rsid="0017c5e3"/>
    </style:style>
    <style:style style:name="P3" style:family="paragraph" style:parent-style-name="Standard">
      <style:text-properties officeooo:rsid="0018ac33" officeooo:paragraph-rsid="0018ac33"/>
    </style:style>
    <style:style style:name="P4" style:family="paragraph" style:parent-style-name="Standard">
      <style:paragraph-properties>
        <style:tab-stops>
          <style:tab-stop style:position="2.4429in"/>
        </style:tab-stops>
      </style:paragraph-properties>
      <style:text-properties officeooo:rsid="0017c5e3" officeooo:paragraph-rsid="0017c5e3"/>
    </style:style>
    <style:style style:name="P5" style:family="paragraph" style:parent-style-name="Standard">
      <style:paragraph-properties>
        <style:tab-stops>
          <style:tab-stop style:position="2.4429in"/>
        </style:tab-stops>
      </style:paragraph-properties>
      <style:text-properties officeooo:rsid="0018ac33" officeooo:paragraph-rsid="0018ac33"/>
    </style:style>
    <style:style style:name="P6" style:family="paragraph" style:parent-style-name="Standard" style:list-style-name="L1">
      <style:paragraph-properties>
        <style:tab-stops>
          <style:tab-stop style:position="2.4429in"/>
        </style:tab-stops>
      </style:paragraph-properties>
      <style:text-properties officeooo:paragraph-rsid="0018ac33"/>
    </style:style>
    <style:style style:name="P7" style:family="paragraph" style:parent-style-name="Standard">
      <style:paragraph-properties fo:break-before="page">
        <style:tab-stops>
          <style:tab-stop style:position="2.4429in"/>
        </style:tab-stops>
      </style:paragraph-properties>
      <style:text-properties officeooo:paragraph-rsid="0018ac33"/>
    </style:style>
    <style:style style:name="P8" style:family="paragraph" style:parent-style-name="Standard">
      <style:paragraph-properties>
        <style:tab-stops>
          <style:tab-stop style:position="2.4429in"/>
        </style:tab-stops>
      </style:paragraph-properties>
      <style:text-properties officeooo:paragraph-rsid="0018ac33"/>
    </style:style>
    <style:style style:name="P9" style:family="paragraph" style:parent-style-name="Standard">
      <style:paragraph-properties>
        <style:tab-stops>
          <style:tab-stop style:position="2.4429in"/>
        </style:tab-stops>
      </style:paragraph-properties>
      <style:text-properties officeooo:rsid="00197919" officeooo:paragraph-rsid="00197919"/>
    </style:style>
    <style:style style:name="T1" style:family="text">
      <style:text-properties officeooo:rsid="0018ac33"/>
    </style:style>
    <style:style style:name="T2" style:family="text">
      <style:text-properties officeooo:rsid="0017c5e3"/>
    </style:style>
    <style:style style:name="T3" style:family="text">
      <style:text-properties officeooo:rsid="0019791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3.03.2025</text:p>
      <text:p text:style-name="P1">1. Bohaterowie</text:p>
      <text:p text:style-name="P1">Węgiełek </text:p>
      <text:p text:style-name="P1">Marianna</text:p>
      <text:p text:style-name="P1">2. zadrzenia</text:p>
      <text:p text:style-name="P1">praca naukowa Gaista</text:p>
      <text:p text:style-name="P1">3. motyw</text:p>
      <text:p text:style-name="P1">samobujstwo</text:p>
      <text:p text:style-name="P1">4. losy wokulskiego</text:p>
      <text:p text:style-name="P1">pochodzenie <text:span text:style-name="T1">i</text:span> edukacja</text:p>
      <text:p text:style-name="P1">5. społeczeństwo</text:p>
      <text:p text:style-name="P1">arystokracja</text:p>
      <text:p text:style-name="P1">rodzina Łędzkich (przykład)</text:p>
      <text:p text:style-name="P1">6. cechy powieści</text:p>
      <text:p text:style-name="P1">7. interpretacja tutyłu</text:p>
      <text:p text:style-name="P1">8. powieść realizmu krytycznego asymilacja żydów</text:p>
      <text:p text:style-name="P1"/>
      <text:p text:style-name="P1">1. Marianna była ulicznicą, która nie miała możliwości podnieść swojej jakości życia. Marianna była zatracona w społeczeństwie, dopuki nie spotkała Wokulskiego. Wokulski, który z chęcią pomagał ludziom, wspomógł Mariannę pieniężnie i zaproponował jej, alby poszła do klasztoru zakonnic. Bohaterka po spotkaniu Wokulskiego odmieniła swoje życie <text:span text:style-name="T2">na leprze.</text:span></text:p>
      <text:p text:style-name="P1"/>
      <text:p text:style-name="P2">Węgiełek - </text:p>
      <text:p text:style-name="P3"/>
      <text:p text:style-name="P4">2. Gaist był naukowcem który całe swoje życie poświęcił nauce. Bohater stwożył metal lżejszy niż wodę. Gdy Wokulski wyruszył do Paryża spotkał się z Gaistem, I otrzymał od niego blaszkę z metalu który naukowiec wymyślił. Obaj bohaterowie mieli wielkie ambicje naukowe oraz kochali ją. Gainst miał w planach stwożyć metal lżejszy niż powietrze. Zanim Wokulski zdążył wesprzeć Gaista w jego projekcie, dostał list zapraszający do powrotu do Warszawy. Wokulski wyusza zpowrotem do Warszawy zostawiając Gaista samego w Paryżu.</text:p>
      <text:p text:style-name="P4"/>
      <text:p text:style-name="P4">3. Motyw samobujstwa w “Lalce” jest ukazywany 2 razy. Pierwszy raz jest ukazany w momęcie gdy Wokulski wyrusza spwrotem do Paryża. Bohater stracił motywację do życia i chciał popełnić samobujstwo. Jego motywacją w życiu była miłość przez którą został w tamtym momęcie odrzucony. Uratował <text:span text:style-name="T1">go przed śmiercią jego kierowca, który nie pozwolił mu położyć się na torach.</text:span></text:p>
      <text:p text:style-name="P4"/>
      <text:p text:style-name="P5">Drugą sytuacją gdzie Wokulski mogł popełnic samobujstwo, może być otwarte zakończenie ksiązki. Wokulski w drodze z swoją nażyczoną Łędzką, dowiaduje się że ona flirtuje z innymi mężczyznami. Główny bohater zakańcza relację z Izabelą i dowiadujemy się że planuje popełnić samobujstwo, ale nie wiemy czy do tego doszło. </text:p>
      <text:p text:style-name="P5"/>
      <text:p text:style-name="P5">Pokazuje nam to jak bardzo niszcząca w niektórych przypadkach może być nie prawdziwa miłość. Niektóre osoby mogą być zaślepione w osobie którą kochają, i nie widzą przez to ich wad, co może skończyć się tak tragicznym zdażeniem jak próba samobujstwa bądź samobujstwo. </text:p>
      <text:list text:style-name="L1">
        <text:list-header>
          <text:p text:style-name="P6"/>
        </text:list-header>
      </text:list>
      <text:p text:style-name="P7"><text:span text:style-name="T1">4. Wokulski pochodzi z rodziny arystokrackiej wysadzonej z siodła, co znaczy że utraciła stopień arystokracki w społeczeństwie polskim.</text:span></text:p>
      <text:p text:style-name="P8"/>
      <text:p text:style-name="P5">5. Arystokracja to część społeczeństwa która ma najwięcej pieniędzy. Arystokraci nie przejmują się innymi częściami społeczeństwa a nawet nimi gardzą, tak jak Wokulskim. Uważali, że oni są najważniejsi, oraz nic innego niż pieniądze i oni sami się nie liczy. Najleprzym przykładem Arystokracji jest rodzina Łędzkich, która wychowała swoją córkę Izabelę na salonową lalkę. Izabela nie robiła w życiu nic innego niż bawienie się i wydawanie pieniędzy. <text:span text:style-name="T3">Rodzina Łędzkich gardziła Woklskim który dorobił swój majątek na handlu żywności na wojnie. Uważali oni że handlowcy nie zasługują na miano arystokraty.</text:span></text:p>
      <text:p text:style-name="P5"/>
      <text:p text:style-name="P9">7. Tytuł Lalka mówi nam o zagubieniu najwyższej warstwy społecznej, arystokracji. Ludzie ci przedstawiani są jako salonowe lalki które w życiu nic nie robią oprócz bawienia się. Najleprzym przykładem jest Izabela Łędzka która w życiu nie robiła nic, oprócz przesiadywania na salonach oraz rozmawiania i bawienia się z innymi arystokratami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9:04:13.367293969</meta:creation-date>
    <dc:date>2025-03-13T09:48:42.080608663</dc:date>
    <meta:editing-duration>PT6M39S</meta:editing-duration>
    <meta:editing-cycles>1</meta:editing-cycles>
    <meta:document-statistic meta:table-count="0" meta:image-count="0" meta:object-count="0" meta:page-count="2" meta:paragraph-count="25" meta:word-count="466" meta:character-count="3191" meta:non-whitespace-character-count="2745"/>
    <meta:generator>LibreOffice/24.8.2.1$Linux_X86_64 LibreOffice_project/480$Build-1</meta:generator>
  </office:meta>
</office:document-meta>
</file>